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Auteurs.C1" style:family="table-cell">
      <style:table-cell-properties fo:background-color="#cccccc" fo:padding="0.097cm" fo:border="0.002cm solid #000000">
        <style:background-image/>
      </style:table-cell-properties>
    </style:style>
    <style:style style:name="Auteurs.A2" style:family="table-cell">
      <style:table-cell-properties fo:padding="0.097cm" fo:border-left="0.002cm solid #000000" fo:border-right="none" fo:border-top="none" fo:border-bottom="0.002cm solid #000000"/>
    </style:style>
    <style:style style:name="Auteu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ffusion.B1" style:family="table-cell">
      <style:table-cell-properties fo:background-color="#cccccc" fo:padding="0.097cm" fo:border="0.002cm solid #000000">
        <style:background-image/>
      </style:table-cell-properties>
    </style:style>
    <style:style style:name="Diffusion.A2" style:family="table-cell">
      <style:table-cell-properties fo:padding="0.097cm" fo:border-left="0.002cm solid #000000" fo:border-right="none" fo:border-top="none" fo:border-bottom="0.002cm solid #000000"/>
    </style:style>
    <style:style style:name="Diffus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02cm solid #000000">
        <style:background-image/>
      </style:table-cell-properties>
    </style:style>
    <style:style style:name="Références.A2" style:family="table-cell">
      <style:table-cell-properties fo:padding="0.097cm" fo:border-left="0.002cm solid #000000" fo:border-right="none" fo:border-top="none" fo:border-bottom="0.002cm solid #000000"/>
    </style:style>
    <style:style style:name="Référenc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historique.D1" style:family="table-cell">
      <style:table-cell-properties fo:background-color="#cccccc" fo:padding="0.097cm" fo:border="0.002cm solid #000000">
        <style:background-image/>
      </style:table-cell-properties>
    </style:style>
    <style:style style:name="historique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historique.B2" style:family="table-cell">
      <style:table-cell-properties fo:padding="0.097cm" fo:border-left="0.002cm solid #000000" fo:border-right="none" fo:border-top="none" fo:border-bottom="0.002cm solid #000000"/>
    </style:style>
    <style:style style:name="historiqu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historique.C5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au1" style:family="table" style:master-page-name="Landscape">
      <style:table-properties style:width="25.555cm" style:page-number="0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873cm"/>
    </style:style>
    <style:style style:name="Tableau1.C" style:family="table-column">
      <style:table-column-properties style:column-width="2.484cm"/>
    </style:style>
    <style:style style:name="Tableau1.D" style:family="table-column">
      <style:table-column-properties style:column-width="2.605cm"/>
    </style:style>
    <style:style style:name="Tableau1.E" style:family="table-column">
      <style:table-column-properties style:column-width="2.768cm"/>
    </style:style>
    <style:style style:name="Tableau1.F" style:family="table-column">
      <style:table-column-properties style:column-width="4.314cm"/>
    </style:style>
    <style:style style:name="Tableau1.G" style:family="table-column">
      <style:table-column-properties style:column-width="3.19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13" style:family="table-row">
      <style:table-row-properties style:min-row-height="1.111cm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Table_20_Contents">
      <style:text-properties style:font-name-asian="Cambria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6fbb"/>
    </style:style>
    <style:style style:name="T2" style:family="text">
      <style:text-properties officeooo:rsid="00045c0b"/>
    </style:style>
    <style:style style:name="T3" style:family="text">
      <style:text-properties officeooo:rsid="0006345e"/>
    </style:style>
    <style:style style:name="T4" style:family="text">
      <style:text-properties officeooo:rsid="0009c581"/>
    </style:style>
    <style:style style:name="T5" style:family="text">
      <style:text-properties officeooo:rsid="000b7d59"/>
    </style:style>
    <style:style style:name="T6" style:family="text">
      <style:text-properties officeooo:rsid="000f77be"/>
    </style:style>
    <style:style style:name="T7" style:family="text">
      <style:text-properties officeooo:rsid="001028d7"/>
    </style:style>
    <style:style style:name="T8" style:family="text">
      <style:text-properties officeooo:rsid="0010c6f6"/>
    </style:style>
    <style:style style:name="T9" style:family="text">
      <style:text-properties officeooo:rsid="001496c9"/>
    </style:style>
    <style:style style:name="T10" style:family="text">
      <style:text-properties officeooo:rsid="00170d8e"/>
    </style:style>
    <style:style style:name="T11" style:family="text">
      <style:text-properties officeooo:rsid="0017303f"/>
    </style:style>
    <style:style style:name="T12" style:family="text">
      <style:text-properties officeooo:rsid="00184530"/>
    </style:style>
    <style:style style:name="T13" style:family="text">
      <style:text-properties officeooo:rsid="00195ce3"/>
    </style:style>
    <style:style style:name="T14" style:family="text">
      <style:text-properties officeooo:rsid="001a54a2"/>
    </style:style>
    <style:style style:name="T15" style:family="text">
      <style:text-properties officeooo:rsid="001cbb09"/>
    </style:style>
    <style:style style:name="T16" style:family="text">
      <style:text-properties officeooo:rsid="001ec4ff"/>
    </style:style>
    <style:style style:name="T17" style:family="text">
      <style:text-properties officeooo:rsid="001ff2a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5" text:outline-level="1">FICHE D'ITERATION <text:span text:style-name="T2">2</text:span> – <text:span text:style-name="T3">6</text:span>/1<text:span text:style-name="T3">1</text:span>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2" office:value-type="string">
            <text:p text:style-name="P2">GUIEU Christophe</text:p>
          </table:table-cell>
          <table:table-cell table:style-name="Auteurs.A2" office:value-type="string">
            <text:p text:style-name="P2">BEN NASR Riadh</text:p>
            <text:p text:style-name="P2">MIRETTI Yoan</text:p>
            <text:p text:style-name="P2">PLONG Michael</text:p>
            <text:p text:style-name="P2">RASOLO Guillaume</text:p>
            <text:p text:style-name="P2">BATTISTA Yann</text:p>
          </table:table-cell>
          <table:table-cell table:style-name="Auteurs.C2" office:value-type="string">
            <text:p text:style-name="Table_20_Contents">M. <text:span text:style-name="T1">Novelli</text:span></text:p>
          </table:table-cell>
        </table:table-row>
        <table:table-row>
          <table:table-cell table:style-name="Auteurs.A2" office:value-type="string">
            <text:p text:style-name="Table_20_Contents">Rédigé le :<text:span text:style-name="T13">0</text:span><text:span text:style-name="T15">7</text:span>/1<text:span text:style-name="T4">1/</text:span><text:span text:style-name="T15">2013</text:span></text:p>
          </table:table-cell>
          <table:table-cell table:style-name="Auteurs.A2" office:value-type="string">
            <text:p text:style-name="Table_20_Contents">Approuvé le :07/11/2013</text:p>
          </table:table-cell>
          <table:table-cell table:style-name="Auteurs.C2" office:value-type="string">
            <text:p text:style-name="Table_20_Contents">Validé le :07/11/2013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Table_20_Contents">A</text:p>
          </table:table-cell>
          <table:table-cell table:style-name="Diffusion.B2" office:value-type="string">
            <text:p text:style-name="Table_20_Contents">M. Novelli</text:p>
          </table:table-cell>
        </table:table-row>
        <table:table-row>
          <table:table-cell table:style-name="Diffusion.A2" office:value-type="string">
            <text:p text:style-name="Table_20_Contents">Copies à :</text:p>
          </table:table-cell>
          <table:table-cell table:style-name="Diffusion.B2" office:value-type="string">
            <text:p text:style-name="P2">BEN NASR Riadh</text:p>
            <text:p text:style-name="P2">GUIEU Christophe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date" office:date-value="2000-01-01">
            <text:p text:style-name="Table_20_Contents">01/01/00</text:p>
          </table:table-cell>
          <table:table-cell table:style-name="historique.B2" office:value-type="string">
            <text:p text:style-name="P2">BATTISTA Yann</text:p>
          </table:table-cell>
          <table:table-cell table:style-name="historique.B2" office:value-type="string">
            <text:p text:style-name="Table_20_Contents"><text:span text:style-name="T12">0</text:span>4/11/<text:span text:style-name="T16">2013</text:span></text:p>
          </table:table-cell>
          <table:table-cell table:style-name="historique.D2" office:value-type="string">
            <text:p text:style-name="Table_20_Contents">Création du document</text:p>
          </table:table-cell>
        </table:table-row>
        <table:table-row>
          <table:table-cell table:style-name="historique.B2" office:value-type="string">
            <text:p text:style-name="Table_20_Contents">2.0</text:p>
          </table:table-cell>
          <table:table-cell table:style-name="historique.B2" office:value-type="string">
            <text:p text:style-name="P2">GUIEU Christophe</text:p>
          </table:table-cell>
          <table:table-cell table:style-name="historique.B2" office:value-type="string">
            <text:p text:style-name="Table_20_Contents"><text:span text:style-name="T12">0</text:span><text:span text:style-name="T11">6/11/</text:span><text:span text:style-name="T16">2013</text:span></text:p>
          </table:table-cell>
          <table:table-cell table:style-name="historique.D2" office:value-type="string">
            <text:p text:style-name="Table_20_Contents">Ajout des noms</text:p>
          </table:table-cell>
        </table:table-row>
        <table:table-row>
          <table:table-cell table:style-name="historique.B2" office:value-type="string">
            <text:p text:style-name="Table_20_Contents">2.1</text:p>
          </table:table-cell>
          <table:table-cell table:style-name="historique.B2" office:value-type="string">
            <text:p text:style-name="P2">GUIEU Christophe</text:p>
          </table:table-cell>
          <table:table-cell table:style-name="historique.B2" office:value-type="string">
            <text:p text:style-name="Table_20_Contents">09/11/2013</text:p>
          </table:table-cell>
          <table:table-cell table:style-name="historique.D2" office:value-type="string">
            <text:p text:style-name="Table_20_Contents">Modification dates</text:p>
          </table:table-cell>
        </table:table-row>
        <table:table-row>
          <table:table-cell table:style-name="historique.B2" office:value-type="string">
            <text:p text:style-name="Table_20_Contents">2.2</text:p>
            <text:p text:style-name="Table_20_Contents"/>
            <text:p text:style-name="Table_20_Contents"/>
          </table:table-cell>
          <table:table-cell table:style-name="historique.B2" office:value-type="string">
            <text:p text:style-name="P2">PLONG Michael</text:p>
          </table:table-cell>
          <table:table-cell table:style-name="historique.C5" office:value-type="date" office:date-value="2013-11-09">
            <text:p text:style-name="Table_20_Contents">09/11/2013</text:p>
          </table:table-cell>
          <table:table-cell table:style-name="historique.D2" office:value-type="string">
            <text:p text:style-name="Table_20_Contents">Suppression remplissage tableau de bord + correction des fautes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0<text:span text:style-name="T14">6</text:span>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</table:table-cell>
          <table:table-cell table:style-name="Tableau1.A2" office:value-type="string">
            <text:p text:style-name="Table_20_Contents">Compte rendu externe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<text:span text:style-name="T14">6</text:span>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EN NASR</text:p>
          </table:table-cell>
          <table:table-cell table:style-name="Tableau1.A2" office:value-type="string">
            <text:p text:style-name="Table_20_Contents">Fiche itération <text:span text:style-name="T5">3 </text:span>prévisionnelle</text:p>
          </table:table-cell>
          <table:table-cell table:style-name="Tableau1.A2" office:value-type="string">
            <text:p text:style-name="Table_20_Contents">1<text:span text:style-name="T14">2</text:span>/11/<text:span text:style-name="T16">2013</text:span></text:p>
          </table:table-cell>
          <table:table-cell table:style-name="Tableau1.A2" office:value-type="string">
            <text:p text:style-name="Table_20_Contents">12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Diagramme cas d'utilisation 'Déplacement du héros'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7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EN NASR</text:p>
          </table:table-cell>
          <table:table-cell table:style-name="Tableau1.A2" office:value-type="string">
            <text:p text:style-name="Table_20_Contents">Diagramme de séquence</text:p>
          </table:table-cell>
          <table:table-cell table:style-name="Tableau1.A2" office:value-type="string">
            <text:p text:style-name="Table_20_Contents"><text:span text:style-name="T11">0</text:span>7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  <text:p text:style-name="Table_20_Contents">BATTISTA</text:p>
          </table:table-cell>
          <table:table-cell table:style-name="Tableau1.A2" office:value-type="string">
            <text:p text:style-name="Table_20_Contents">Diagramme de classes</text:p>
          </table:table-cell>
          <table:table-cell table:style-name="Tableau1.A2" office:value-type="string">
            <text:p text:style-name="Table_20_Contents"><text:span text:style-name="T11">0</text:span><text:span text:style-name="T14">8</text:span>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IRETTI</text:p>
            <text:p text:style-name="Table_20_Contents">BEN NASR</text:p>
          </table:table-cell>
          <table:table-cell table:style-name="Tableau1.A2" office:value-type="string">
            <text:p text:style-name="Table_20_Contents">Création du niveau de jeu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</table:table-cell>
          <table:table-cell table:style-name="Tableau1.A2" office:value-type="string">
            <text:p text:style-name="Table_20_Contents"><text:span text:style-name="T6">Implémentation des </text:span><text:span text:style-name="T6">déplacements des personnage</text:span><text:span text:style-name="T6">s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ATTISTA</text:p>
            <text:p text:style-name="Table_20_Contents">BEN NASR</text:p>
          </table:table-cell>
          <table:table-cell table:style-name="Tableau1.A2" office:value-type="string">
            <text:p text:style-name="Table_20_Contents">Gestion des collisions <text:span text:style-name="T9">environnement</text:span></text:p>
          </table:table-cell>
          <table:table-cell table:style-name="Tableau1.A2" office:value-type="string">
            <text:p text:style-name="Table_20_Contents"><text:span text:style-name="T14">08</text:span>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IRETTI</text:p>
            <text:p text:style-name="Table_20_Contents"><text:soft-page-break/>PLONG</text:p>
          </table:table-cell>
          <table:table-cell table:style-name="Tableau1.A2" office:value-type="string">
            <text:p text:style-name="Table_20_Contents"><text:span text:style-name="T7">Prototype </text:span><text:soft-page-break/><text:span text:style-name="T7">technique </text:span><text:span text:style-name="T8">'S</text:span><text:span text:style-name="T7">auvegarde des données</text:span><text:span text:style-name="T8">'</text:span></text:p>
          </table:table-cell>
          <table:table-cell table:style-name="Tableau1.A2" office:value-type="string">
            <text:p text:style-name="Table_20_Contents"><text:span text:style-name="T11">0</text:span><text:span text:style-name="T10">6</text:span>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  <text:p text:style-name="Table_20_Contents">MIRETTI</text:p>
          </table:table-cell>
          <table:table-cell table:style-name="Tableau1.A2" office:value-type="string">
            <text:p text:style-name="Table_20_Contents">Prototype technique</text:p>
            <text:p text:style-name="Table_20_Contents">'Réseau - sérialisation'</text:p>
          </table:table-cell>
          <table:table-cell table:style-name="Tableau1.A2" office:value-type="string">
            <text:p text:style-name="Table_20_Contents"><text:span text:style-name="T11">0</text:span><text:span text:style-name="T10">6/11/</text:span>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au1.13">
          <table:table-cell table:style-name="Tableau1.A2" office:value-type="string">
            <text:p text:style-name="Table_20_Contents">RASOLO</text:p>
            <text:p text:style-name="Table_20_Contents">PLONG</text:p>
          </table:table-cell>
          <table:table-cell table:style-name="Tableau1.A2" office:value-type="string">
            <text:p text:style-name="Table_20_Contents"><text:span text:style-name="T6">Complétion</text:span> DAF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Création liste globale des taches</text:p>
          </table:table-cell>
          <table:table-cell table:style-name="Tableau1.A2" office:value-type="string">
            <text:p text:style-name="Table_20_Contents"><text:span text:style-name="T17">09</text:span>/11/2013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EU Christophe</meta:initial-creator>
    <meta:creation-date>2013-10-23T13:53:37</meta:creation-date>
    <dc:date>2013-11-09T16:00:38.13</dc:date>
    <dc:creator>Plong Michael</dc:creator>
    <meta:editing-duration>PT02H25M51S</meta:editing-duration>
    <meta:editing-cycles>35</meta:editing-cycles>
    <meta:generator>OpenOffice.org/3.0$Win32 OpenOffice.org_project/300m15$Build-9379</meta:generator>
    <meta:document-statistic meta:table-count="5" meta:image-count="0" meta:object-count="0" meta:page-count="3" meta:paragraph-count="118" meta:word-count="220" meta:character-count="1545"/>
  </office:meta>
</office:document-meta>
</file>